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0B0000000B70A9EE9903C9253B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7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072cm" fo:min-width="5.639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Objet_20_sans_20_remplissage_20_et_20_sans_20_ligne">
      <style:graphic-properties draw:stroke="none" draw:fill="none" draw:fill-color="#dcdcdc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marker-end="Arrow" draw:marker-end-width="0.176cm" draw:textarea-horizontal-align="center" draw:textarea-vertical-align="middle"/>
    </style:style>
    <style:style style:name="gr6" style:family="graphic" style:parent-style-name="standard">
      <style:graphic-properties draw:stroke="solid" draw:marker-start="Extrémités_20_de_20_flèche_20_1" draw:marker-start-width="0.353cm" draw:marker-end="Extrémités_20_de_20_flèche_20_1" draw:marker-end-width="0.353cm" draw:textarea-horizontal-align="center" draw:textarea-vertical-align="middle" draw:line-distance="1.1cm" draw:show-unit="true"/>
    </style:style>
    <style:style style:name="gr7" style:family="graphic" style:parent-style-name="standard">
      <style:graphic-properties draw:stroke="none" svg:stroke-color="#000000" draw:fill="none" draw:fill-color="#ffffff" fo:min-height="0.174cm"/>
    </style:style>
    <style:style style:name="gr8" style:family="graphic" style:parent-style-name="standard">
      <style:graphic-properties draw:stroke="solid" draw:marker-start="Extrémités_20_de_20_flèche_20_1" draw:marker-start-width="0.353cm" draw:marker-end="Extrémités_20_de_20_flèche_20_1" draw:marker-end-width="0.353cm" draw:textarea-horizontal-align="center" draw:textarea-vertical-align="middle" draw:show-unit="true"/>
    </style:style>
    <style:style style:name="gr9" style:family="graphic" style:parent-style-name="measure">
      <style:graphic-properties draw:textarea-vertical-align="middle"/>
    </style:style>
    <style:style style:name="P1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dcdcdc" draw:opacity="50%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paragraph-properties fo:text-align="center"/>
      <style:text-properties style:font-name="arial" fo:font-size="8pt" style:font-size-asian="8pt" style:font-size-complex="8pt"/>
    </style:style>
    <style:style style:name="P7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39cm" svg:height="0.322cm" svg:x="4.503cm" svg:y="13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179cm" svg:height="0.219cm" svg:x="4.99cm" svg:y="13.5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5.475cm" svg:y="13.5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5.962cm" svg:y="13.5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6.408cm" svg:y="13.5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6.893cm" svg:y="13.5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7.38cm" svg:y="13.5cm">
            <draw:image xlink:href="Pictures/100002000000000B0000000B70A9EE9903C9253B.gif" xlink:type="simple" xlink:show="embed" xlink:actuate="onLoad">
              <text:p/>
            </draw:image>
          </draw:frame>
        </draw:g>
        <draw:frame draw:style-name="gr2" draw:text-style-name="P2" draw:layer="layout" svg:width="0.179cm" svg:height="0.219cm" svg:x="7.724cm" svg:y="13.5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209cm" svg:y="13.5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696cm" svg:y="13.5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9.142cm" svg:y="13.5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9.627cm" svg:y="13.5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10.114cm" svg:y="13.5cm">
            <draw:image xlink:href="Pictures/100002000000000B0000000B70A9EE9903C9253B.gif" xlink:type="simple" xlink:show="embed" xlink:actuate="onLoad">
              <text:p/>
            </draw:image>
          </draw:frame>
        </draw:g>
        <draw:line draw:name="Forme20" draw:style-name="gr3" draw:text-style-name="P3" draw:layer="layout" svg:x1="5.561cm" svg:y1="13.576cm" svg:x2="5.085cm" svg:y2="14.617cm">
          <text:p/>
        </draw:line>
        <draw:line draw:name="Forme21" draw:style-name="gr3" draw:text-style-name="P3" draw:layer="layout" svg:x1="5.561cm" svg:y1="13.576cm" svg:x2="5.561cm" svg:y2="14.617cm">
          <text:p/>
        </draw:line>
        <draw:line draw:name="Forme26" draw:style-name="gr3" draw:text-style-name="P3" draw:layer="layout" svg:x1="5.561cm" svg:y1="13.576cm" svg:x2="6.1cm" svg:y2="14.7cm">
          <text:p/>
        </draw:line>
        <draw:line draw:name="Forme27" draw:style-name="gr3" draw:text-style-name="P3" draw:layer="layout" svg:x1="5.085cm" svg:y1="13.719cm" svg:x2="5.561cm" svg:y2="14.582cm">
          <text:p/>
        </draw:line>
        <draw:line draw:name="Forme28" draw:style-name="gr3" draw:text-style-name="P3" draw:layer="layout" svg:x1="5.085cm" svg:y1="13.719cm" svg:x2="5.085cm" svg:y2="14.582cm">
          <text:p/>
        </draw:line>
        <draw:line draw:name="Forme29" draw:style-name="gr3" draw:text-style-name="P3" draw:layer="layout" svg:x1="6.496cm" svg:y1="14.582cm" svg:x2="6.972cm" svg:y2="13.647cm">
          <text:p/>
        </draw:line>
        <draw:line draw:name="Forme30" draw:style-name="gr3" draw:text-style-name="P3" draw:layer="layout" svg:x1="7cm" svg:y1="14.7cm" svg:x2="6.972cm" svg:y2="13.647cm">
          <text:p/>
        </draw:line>
        <draw:line draw:name="Forme31" draw:style-name="gr3" draw:text-style-name="P3" draw:layer="layout" svg:x1="6.972cm" svg:y1="13.647cm" svg:x2="7.466cm" svg:y2="14.582cm">
          <text:p/>
        </draw:line>
        <draw:line draw:name="Forme32" draw:style-name="gr3" draw:text-style-name="P3" draw:layer="layout" svg:x1="7cm" svg:y1="14.7cm" svg:x2="7.466cm" svg:y2="13.647cm">
          <text:p/>
        </draw:line>
        <draw:line draw:name="Forme33" draw:style-name="gr3" draw:text-style-name="P3" draw:layer="layout" svg:x1="7.466cm" svg:y1="13.647cm" svg:x2="7.466cm" svg:y2="14.582cm">
          <text:p/>
        </draw:line>
        <draw:line draw:name="Forme34" draw:style-name="gr3" draw:text-style-name="P3" draw:layer="layout" svg:x1="7.466cm" svg:y1="13.647cm" svg:x2="7.9cm" svg:y2="14.7cm">
          <text:p/>
        </draw:line>
        <draw:frame draw:name="Forme35" draw:style-name="gr4" draw:text-style-name="P4" draw:layer="layout" svg:width="2.259cm" svg:height="0.645cm" svg:x="11.941cm" svg:y="14.453cm">
          <draw:text-box>
            <text:p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/text:p>
          </draw:text-box>
        </draw:frame>
        <draw:line draw:name="Forme36" draw:style-name="gr5" draw:text-style-name="P3" draw:layer="layout" svg:x1="11.988cm" svg:y1="14.745cm" svg:x2="10.626cm" svg:y2="14.745cm">
          <text:p/>
        </draw:line>
        <draw:frame draw:name="Forme35" draw:style-name="gr4" draw:text-style-name="P4" draw:layer="layout" svg:width="3.559cm" svg:height="0.645cm" svg:x="11.941cm" svg:y="13.353cm">
          <draw:text-box>
            <text:p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/text:p>
          </draw:text-box>
        </draw:frame>
        <draw:line draw:name="Forme36" draw:style-name="gr5" draw:text-style-name="P3" draw:layer="layout" svg:x1="11.849cm" svg:y1="13.675cm" svg:x2="10.639cm" svg:y2="13.675cm">
          <text:p/>
        </draw:line>
        <draw:measure draw:name="Forme37" draw:style-name="gr6" draw:text-style-name="P5" draw:layer="layout" svg:x1="7cm" svg:y1="16.8cm" svg:x2="7.488cm" svg:y2="16.8cm">
          <text:p text:style-name="P5"><text:span text:style-name="T1">Stride size</text:span></text:p>
        </draw:measure>
        <draw:custom-shape draw:style-name="gr1" draw:text-style-name="P1" draw:layer="layout" svg:width="6.139cm" svg:height="0.322cm" svg:x="3.92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179cm" svg:height="0.219cm" svg:x="4.409cm" svg:y="7.051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4.894cm" svg:y="7.051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5.381cm" svg:y="7.051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5.827cm" svg:y="7.051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6.312cm" svg:y="7.051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6.799cm" svg:y="7.051cm">
            <draw:image xlink:href="Pictures/100002000000000B0000000B70A9EE9903C9253B.gif" xlink:type="simple" xlink:show="embed" xlink:actuate="onLoad">
              <text:p/>
            </draw:image>
          </draw:frame>
        </draw:g>
        <draw:frame draw:style-name="gr2" draw:text-style-name="P2" draw:layer="layout" svg:width="0.179cm" svg:height="0.219cm" svg:x="7.143cm" svg:y="7.051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7.628cm" svg:y="7.051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115cm" svg:y="7.051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8.561cm" svg:y="7.051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9.046cm" svg:y="7.051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9.533cm" svg:y="7.051cm">
            <draw:image xlink:href="Pictures/100002000000000B0000000B70A9EE9903C9253B.gif" xlink:type="simple" xlink:show="embed" xlink:actuate="onLoad">
              <text:p/>
            </draw:image>
          </draw:frame>
        </draw:g>
        <draw:line draw:name="Forme20" draw:style-name="gr3" draw:text-style-name="P3" draw:layer="layout" svg:x1="4.98cm" svg:y1="7.127cm" svg:x2="4.504cm" svg:y2="8.168cm">
          <text:p/>
        </draw:line>
        <draw:line draw:name="Forme21" draw:style-name="gr3" draw:text-style-name="P3" draw:layer="layout" svg:x1="4.98cm" svg:y1="7.127cm" svg:x2="4.98cm" svg:y2="8.168cm">
          <text:p/>
        </draw:line>
        <draw:line draw:name="Forme26" draw:style-name="gr3" draw:text-style-name="P3" draw:layer="layout" svg:x1="4.98cm" svg:y1="7.127cm" svg:x2="5.456cm" svg:y2="8.132cm">
          <text:p/>
        </draw:line>
        <draw:line draw:name="Forme27" draw:style-name="gr3" draw:text-style-name="P3" draw:layer="layout" svg:x1="4.504cm" svg:y1="7.27cm" svg:x2="4.98cm" svg:y2="8.133cm">
          <text:p/>
        </draw:line>
        <draw:line draw:name="Forme28" draw:style-name="gr3" draw:text-style-name="P3" draw:layer="layout" svg:x1="4.504cm" svg:y1="7.27cm" svg:x2="4.504cm" svg:y2="8.133cm">
          <text:p/>
        </draw:line>
        <draw:line draw:name="Forme29" draw:style-name="gr3" draw:text-style-name="P3" draw:layer="layout" svg:x1="5.915cm" svg:y1="8.133cm" svg:x2="6.391cm" svg:y2="7.198cm">
          <text:p/>
        </draw:line>
        <draw:line draw:name="Forme30" draw:style-name="gr3" draw:text-style-name="P3" draw:layer="layout" svg:x1="6.391cm" svg:y1="8.052cm" svg:x2="6.391cm" svg:y2="7.198cm">
          <text:p/>
        </draw:line>
        <draw:line draw:name="Forme31" draw:style-name="gr3" draw:text-style-name="P3" draw:layer="layout" svg:x1="6.391cm" svg:y1="7.198cm" svg:x2="6.885cm" svg:y2="8.133cm">
          <text:p/>
        </draw:line>
        <draw:line draw:name="Forme32" draw:style-name="gr3" draw:text-style-name="P3" draw:layer="layout" svg:x1="6.391cm" svg:y1="8.133cm" svg:x2="6.885cm" svg:y2="7.198cm">
          <text:p/>
        </draw:line>
        <draw:line draw:name="Forme33" draw:style-name="gr3" draw:text-style-name="P3" draw:layer="layout" svg:x1="6.885cm" svg:y1="7.198cm" svg:x2="6.885cm" svg:y2="8.133cm">
          <text:p/>
        </draw:line>
        <draw:line draw:name="Forme34" draw:style-name="gr3" draw:text-style-name="P3" draw:layer="layout" svg:x1="6.885cm" svg:y1="7.198cm" svg:x2="7.22cm" svg:y2="8.052cm">
          <text:p/>
        </draw:line>
        <draw:frame draw:name="Forme35" draw:style-name="gr7" draw:text-style-name="P4" draw:layer="layout" svg:width="4.94cm" svg:height="1.039cm" svg:x="11.36cm" svg:y="8.004cm">
          <draw:text-box>
            <text:p><text:span text:style-name="T1">Couche de neurones en entrée</text:span></text:p>
          </draw:text-box>
        </draw:frame>
        <draw:line draw:name="Forme36" draw:style-name="gr5" draw:text-style-name="P3" draw:layer="layout" svg:x1="11.268cm" svg:y1="8.233cm" svg:x2="10.058cm" svg:y2="8.21cm">
          <text:p/>
        </draw:line>
        <draw:frame draw:name="Forme35" draw:style-name="gr7" draw:text-style-name="P4" draw:layer="layout" svg:width="4.94cm" svg:height="0.645cm" svg:x="11.36cm" svg:y="7.004cm">
          <draw:text-box>
            <text:p><text:span text:style-name="T1">Couche de convolution</text:span></text:p>
          </draw:text-box>
        </draw:frame>
        <draw:line draw:name="Forme36" draw:style-name="gr5" draw:text-style-name="P3" draw:layer="layout" svg:x1="11.268cm" svg:y1="7.233cm" svg:x2="10.058cm" svg:y2="7.21cm">
          <text:p/>
        </draw:line>
        <draw:measure draw:name="Forme37" draw:style-name="gr8" draw:text-style-name="P6" draw:layer="layout" svg:x1="5.851cm" svg:y1="10.14cm" svg:x2="6.469cm" svg:y2="10.14cm">
          <text:p text:style-name="P6"><text:span text:style-name="T2">Stride</text:span></text:p>
        </draw:measure>
        <draw:custom-shape draw:style-name="gr1" draw:text-style-name="P1" draw:layer="layout" svg:width="6.139cm" svg:height="0.322cm" svg:x="4.523cm" svg:y="14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2" draw:layer="layout" svg:width="0.179cm" svg:height="0.219cm" svg:x="6.428cm" svg:y="14.6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6.913cm" svg:y="14.6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7.4cm" svg:y="14.659cm">
            <draw:image xlink:href="Pictures/100002000000000B0000000B70A9EE9903C9253B.gif" xlink:type="simple" xlink:show="embed" xlink:actuate="onLoad">
              <text:p/>
            </draw:image>
          </draw:frame>
        </draw:g>
        <draw:frame draw:style-name="gr2" draw:text-style-name="P2" draw:layer="layout" svg:width="0.179cm" svg:height="0.219cm" svg:x="7.86cm" svg:y="14.659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229cm" svg:y="14.659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716cm" svg:y="14.659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9.162cm" svg:y="14.6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9.647cm" svg:y="14.6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10.134cm" svg:y="14.659cm">
            <draw:image xlink:href="Pictures/100002000000000B0000000B70A9EE9903C9253B.gif" xlink:type="simple" xlink:show="embed" xlink:actuate="onLoad">
              <text:p/>
            </draw:image>
          </draw:frame>
        </draw:g>
        <draw:frame draw:style-name="gr2" draw:text-style-name="P2" draw:layer="layout" svg:width="0.179cm" svg:height="0.219cm" svg:x="5.01cm" svg:y="14.659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5.495cm" svg:y="14.659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5.982cm" svg:y="14.659cm">
          <draw:image xlink:href="Pictures/100002000000000B0000000B70A9EE9903C9253B.gif" xlink:type="simple" xlink:show="embed" xlink:actuate="onLoad">
            <text:p/>
          </draw:image>
        </draw:frame>
        <draw:measure draw:style-name="gr9" draw:text-style-name="P7" draw:layer="measurelines" svg:x1="5.175cm" svg:y1="21.3cm" svg:x2="6.2cm" svg:y2="21.3cm">
          <text:p text:style-name="P7"><text:span text:style-name="T1">F</text:span><text:span text:style-name="T1"><text:measure text:kind="gap"/></text:span><text:span text:style-name="T1">ilter size</text:span></text:p>
        </draw:measure>
        <draw:custom-shape draw:style-name="gr1" draw:text-style-name="P1" draw:layer="layout" svg:width="6.139cm" svg:height="0.322cm" svg:x="4.6cm" svg:y="18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179cm" svg:height="0.219cm" svg:x="5.087cm" svg:y="18.6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5.572cm" svg:y="18.6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6.059cm" svg:y="18.6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6.505cm" svg:y="18.6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6.99cm" svg:y="18.6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7.477cm" svg:y="18.6cm">
            <draw:image xlink:href="Pictures/100002000000000B0000000B70A9EE9903C9253B.gif" xlink:type="simple" xlink:show="embed" xlink:actuate="onLoad">
              <text:p/>
            </draw:image>
          </draw:frame>
        </draw:g>
        <draw:frame draw:style-name="gr2" draw:text-style-name="P2" draw:layer="layout" svg:width="0.179cm" svg:height="0.219cm" svg:x="7.821cm" svg:y="18.6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306cm" svg:y="18.6cm">
          <draw:image xlink:href="Pictures/100002000000000B0000000B70A9EE9903C9253B.gif" xlink:type="simple" xlink:show="embed" xlink:actuate="onLoad">
            <text:p/>
          </draw:image>
        </draw:frame>
        <draw:frame draw:style-name="gr2" draw:text-style-name="P2" draw:layer="layout" svg:width="0.179cm" svg:height="0.219cm" svg:x="8.793cm" svg:y="18.6cm">
          <draw:image xlink:href="Pictures/100002000000000B0000000B70A9EE9903C9253B.gif" xlink:type="simple" xlink:show="embed" xlink:actuate="onLoad">
            <text:p/>
          </draw:image>
        </draw:frame>
        <draw:g>
          <draw:frame draw:style-name="gr2" draw:text-style-name="P2" draw:layer="layout" svg:width="0.179cm" svg:height="0.219cm" svg:x="9.239cm" svg:y="18.6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9.724cm" svg:y="18.6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10.211cm" svg:y="18.6cm">
            <draw:image xlink:href="Pictures/100002000000000B0000000B70A9EE9903C9253B.gif" xlink:type="simple" xlink:show="embed" xlink:actuate="onLoad">
              <text:p/>
            </draw:image>
          </draw:frame>
        </draw:g>
        <draw:line draw:name="Forme20" draw:style-name="gr3" draw:text-style-name="P3" draw:layer="layout" svg:x1="5.658cm" svg:y1="18.676cm" svg:x2="5.182cm" svg:y2="19.717cm">
          <text:p/>
        </draw:line>
        <draw:line draw:name="Forme21" draw:style-name="gr3" draw:text-style-name="P3" draw:layer="layout" svg:x1="5.658cm" svg:y1="18.676cm" svg:x2="5.658cm" svg:y2="19.717cm">
          <text:p/>
        </draw:line>
        <draw:line draw:name="Forme26" draw:style-name="gr3" draw:text-style-name="P3" draw:layer="layout" svg:x1="5.658cm" svg:y1="18.676cm" svg:x2="6.197cm" svg:y2="19.8cm">
          <text:p/>
        </draw:line>
        <draw:line draw:name="Forme27" draw:style-name="gr3" draw:text-style-name="P3" draw:layer="layout" svg:x1="5.182cm" svg:y1="18.819cm" svg:x2="5.658cm" svg:y2="19.682cm">
          <text:p/>
        </draw:line>
        <draw:line draw:name="Forme28" draw:style-name="gr3" draw:text-style-name="P3" draw:layer="layout" svg:x1="5.182cm" svg:y1="18.819cm" svg:x2="5.182cm" svg:y2="19.682cm">
          <text:p/>
        </draw:line>
        <draw:line draw:name="Forme29" draw:style-name="gr3" draw:text-style-name="P3" draw:layer="layout" svg:x1="6.593cm" svg:y1="19.682cm" svg:x2="7.069cm" svg:y2="18.747cm">
          <text:p/>
        </draw:line>
        <draw:line draw:name="Forme30" draw:style-name="gr3" draw:text-style-name="P3" draw:layer="layout" svg:x1="7.097cm" svg:y1="19.8cm" svg:x2="7.069cm" svg:y2="18.747cm">
          <text:p/>
        </draw:line>
        <draw:line draw:name="Forme31" draw:style-name="gr3" draw:text-style-name="P3" draw:layer="layout" svg:x1="7.069cm" svg:y1="18.747cm" svg:x2="7.563cm" svg:y2="19.682cm">
          <text:p/>
        </draw:line>
        <draw:line draw:name="Forme32" draw:style-name="gr3" draw:text-style-name="P3" draw:layer="layout" svg:x1="7.097cm" svg:y1="19.8cm" svg:x2="7.563cm" svg:y2="18.747cm">
          <text:p/>
        </draw:line>
        <draw:line draw:name="Forme33" draw:style-name="gr3" draw:text-style-name="P3" draw:layer="layout" svg:x1="7.563cm" svg:y1="18.747cm" svg:x2="7.563cm" svg:y2="19.682cm">
          <text:p/>
        </draw:line>
        <draw:line draw:name="Forme34" draw:style-name="gr3" draw:text-style-name="P3" draw:layer="layout" svg:x1="7.563cm" svg:y1="18.747cm" svg:x2="7.897cm" svg:y2="19.8cm">
          <text:p/>
        </draw:line>
        <draw:frame draw:name="Forme35" draw:style-name="gr4" draw:text-style-name="P4" draw:layer="layout" svg:width="2.259cm" svg:height="0.645cm" svg:x="12.038cm" svg:y="19.553cm">
          <draw:text-box>
            <text:p><text:span text:style-name="T1">Input layer</text:span></text:p>
          </draw:text-box>
        </draw:frame>
        <draw:line draw:name="Forme36" draw:style-name="gr5" draw:text-style-name="P3" draw:layer="layout" svg:x1="12.085cm" svg:y1="19.845cm" svg:x2="10.723cm" svg:y2="19.845cm">
          <text:p/>
        </draw:line>
        <draw:frame draw:name="Forme35" draw:style-name="gr4" draw:text-style-name="P4" draw:layer="layout" svg:width="3.559cm" svg:height="0.645cm" svg:x="12.038cm" svg:y="18.453cm">
          <draw:text-box>
            <text:p><text:span text:style-name="T1">Convolutional layer</text:span></text:p>
          </draw:text-box>
        </draw:frame>
        <draw:line draw:name="Forme36" draw:style-name="gr5" draw:text-style-name="P3" draw:layer="layout" svg:x1="11.946cm" svg:y1="18.775cm" svg:x2="10.736cm" svg:y2="18.775cm">
          <text:p/>
        </draw:line>
        <draw:g>
          <draw:custom-shape draw:style-name="gr1" draw:text-style-name="P1" draw:layer="layout" svg:width="6.139cm" svg:height="0.322cm" svg:x="4.62cm" svg:y="19.7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" draw:text-style-name="P2" draw:layer="layout" svg:width="0.179cm" svg:height="0.219cm" svg:x="6.525cm" svg:y="19.75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" draw:text-style-name="P2" draw:layer="layout" svg:width="0.179cm" svg:height="0.219cm" svg:x="7.01cm" svg:y="19.75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" draw:text-style-name="P2" draw:layer="layout" svg:width="0.179cm" svg:height="0.219cm" svg:x="7.497cm" svg:y="19.759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2" draw:text-style-name="P2" draw:layer="layout" svg:width="0.179cm" svg:height="0.219cm" svg:x="7.857cm" svg:y="19.7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8.326cm" svg:y="19.7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8.813cm" svg:y="19.759cm">
            <draw:image xlink:href="Pictures/100002000000000B0000000B70A9EE9903C9253B.gif" xlink:type="simple" xlink:show="embed" xlink:actuate="onLoad">
              <text:p/>
            </draw:image>
          </draw:frame>
          <draw:g>
            <draw:frame draw:style-name="gr2" draw:text-style-name="P2" draw:layer="layout" svg:width="0.179cm" svg:height="0.219cm" svg:x="9.259cm" svg:y="19.75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" draw:text-style-name="P2" draw:layer="layout" svg:width="0.179cm" svg:height="0.219cm" svg:x="9.744cm" svg:y="19.75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" draw:text-style-name="P2" draw:layer="layout" svg:width="0.179cm" svg:height="0.219cm" svg:x="10.231cm" svg:y="19.759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2" draw:text-style-name="P2" draw:layer="layout" svg:width="0.179cm" svg:height="0.219cm" svg:x="5.107cm" svg:y="19.7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5.592cm" svg:y="19.759cm">
            <draw:image xlink:href="Pictures/100002000000000B0000000B70A9EE9903C9253B.gif" xlink:type="simple" xlink:show="embed" xlink:actuate="onLoad">
              <text:p/>
            </draw:image>
          </draw:frame>
          <draw:frame draw:style-name="gr2" draw:text-style-name="P2" draw:layer="layout" svg:width="0.179cm" svg:height="0.219cm" svg:x="6.079cm" svg:y="19.759cm">
            <draw:image xlink:href="Pictures/100002000000000B0000000B70A9EE9903C9253B.gif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0 400" svg:d="M100 0l100 400h-200z"/>
    <draw:stroke-dash draw:name="Dashed_20__28_var_29__20_27" draw:display-name="Dashed (var) 2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3:31:18.573229903</meta:creation-date>
    <dc:date>2019-11-02T13:53:29.393359395</dc:date>
    <meta:editing-duration>PT1M36S</meta:editing-duration>
    <meta:editing-cycles>2</meta:editing-cycles>
    <meta:generator>LibreOffice/6.0.7.3$Linux_X86_64 LibreOffice_project/00m0$Build-3</meta:generator>
    <meta:document-statistic meta:object-count="124"/>
  </office:meta>
</office:document-meta>
</file>